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automatic-styles>
    <style:style style:name="P1" style:parent-style-name="Normal" style:master-page-name="MP0" style:family="paragraph">
      <style:paragraph-properties fo:break-before="page"/>
      <style:text-properties fo:font-weight="bold" style:font-weight-asian="bold" style:font-weight-complex="bold"/>
    </style:style>
    <style:style style:name="P2" style:parent-style-name="Normal" style:family="paragraph">
      <style:text-properties fo:font-weight="bold" style:font-weight-asian="bold" style:font-weight-complex="bold"/>
    </style:style>
    <style:style style:name="P3" style:parent-style-name="Normal" style:family="paragraph">
      <style:text-properties fo:font-weight="bold" style:font-weight-asian="bold" style:font-weight-complex="bold"/>
    </style:style>
  </office:automatic-styles>
  <office:body>
    <office:text text:use-soft-page-breaks="true">
      <text:p text:style-name="P1">Hoe mijn project technisch in elkaar zit?</text:p>
      <text:p text:style-name="Normal">Het project is gemaakt met de WordPress Block Editor, ook wel Gutenberg genoemd. Deze editor gebruikt een blokken systeem om content op de website te maken en in te delen. Hier zijn de belangrijkste onderdelen van de code en wat ze doen:</text:p>
      <text:p text:style-name="Normal">Dankzij deze blokken, stijlen en goed georganiseerde secties is de website gebruiksvriendelijk en makkelijk toegankelijk. Het project<text:s/>bied<text:s/>de mogelijkheden van WordPress om een mooie en informatieve presentatie te bieden.<text:line-break/><text:line-break/>Ik heb<text:s/>ook<text:s/>de HTML- en CSS-code in WordPress aangepast om de website beter te laten werken en er mooier uit te laten zien. Door de HTML te veranderen, kon ik de indeling van de pagina aanpassen zoals ik het wilde. De CSS-aanpassingen hielpen om de stijl van de website te laten passen bij wat ik in gedachten had.</text:p>
      <text:p text:style-name="Normal"/>
      <text:p text:style-name="P2">Welke plugins heb ik gebruikt?</text:p>
      <text:p text:style-name="Normal">Ik heb gebruik gemaakt van o.a, Gutenberg, een Custom CSS plugin, en een Limit Login Attempts plugin.<text:s/><text:line-break/><text:line-break/>Ik heb gebruik gemaakt van Gutenberg omdat dit<text:s/>een<text:s/><text:s/>standaard<text:s/>en gemakkelijk te gebruiken<text:s/>editor van WordPress<text:s/>is,<text:s/>die werkt met blokken. Het maakt het makkelijk om content te creëren en te organiseren. Met Gutenberg kan ik eenvoudig teksten, afbeeldingen en andere elementen toevoegen en indelen zoals ik wil.<text:s/>https://wordpress.org/plugins/gutenberg/<text:line-break/><text:line-break/>Ik heb de Custom CSS plugin gebruikt omdat ik met deze<text:s/>plugin me eigen CSS-code<text:s/>kan<text:s/>toevoegen,<text:s/>om de stijl van de website aan te passen. Het is handig om kleine wijzigingen door te voeren zonder dat ik de thema-instellingen hoef te veranderen. Zo kan ik de uitstraling van mijn website precies maken zoals ik het in gedachten heb.<text:line-break/>https://wordpress.org/plugins/simple-custom-css/<text:line-break/><text:line-break/>De<text:s/>Limit Login Attempts plugin<text:s/>helpt de beveiliging van mijn website te verbeteren. Het beperkt het aantal inlogpogingen, wat voorkomt dat kwaadwillenden toegang proberen te krijgen. Dit is belangrijk om mijn website te beschermen tegen ongewenste inbraken.<text:line-break/>https://wordpress.org/plugins/limit-login-attempts-reloaded/</text:p>
      <text:p text:style-name="Normal"/>
      <text:p text:style-name="P3">Conclusie</text:p>
      <text:p text:style-name="Normal">Ik heb de WordPress Block Editor en verschillende plugins gebruikt om een website te maken die er goed uitziet en makkelijk te gebruiken is. Met de blokken in Gutenberg kan<text:s/><text:soft-page-break/>ik de inhoud flexibel beheren, en met aangepaste stijlen ziet de site er nog beter uit. Een goede organisatie en toegankelijkheid zorgen ervoor dat bezoekers eenvoudig kunnen navigeren en de informatie vinden die ze zoeken.</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NL"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NormalWeb" style:display-name="Normal (Web)" style:family="paragraph" style:parent-style-name="Normal">
      <style:text-properties style:font-name="Times New Roman" style:font-name-complex="Times New Roman"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Chris Pharel</meta:initial-creator>
    <dc:creator>Chris Pharel</dc:creator>
    <meta:creation-date>2024-11-02T12:52:00Z</meta:creation-date>
    <dc:date>2024-11-02T14:06:00Z</dc:date>
    <meta:template xlink:href="Normal.dotm" xlink:type="simple"/>
    <meta:editing-cycles>1</meta:editing-cycles>
    <meta:editing-duration>PT4440S</meta:editing-duration>
    <meta:document-statistic meta:page-count="2" meta:paragraph-count="4" meta:word-count="360" meta:character-count="2411" meta:row-count="17" meta:non-whitespace-character-count="2055"/>
  </office:meta>
</office:document-meta>
</file>